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sine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367756931316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4129501466226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4399791505161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4330907619088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4879220605365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454113504858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6016538728895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46247911328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40711746594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818250171505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578951845403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52229142155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5372296438889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5911925171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396141084505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74246638639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60126657044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07399915743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24767732630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087875810835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1579499360878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A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00:56:51.860836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22T01:29:43.821692862</dc:date>
    <meta:editing-duration>PT1H46M40S</meta:editing-duration>
    <meta:editing-cycles>7</meta:editing-cycles>
    <meta:generator>LibreOffice/5.1.6.2$Linux_X86_64 LibreOffice_project/10m0$Build-2</meta:generator>
    <meta:document-statistic meta:table-count="1" meta:cell-count="66" meta:object-count="0"/>
  </office:meta>
</office:document-meta>
</file>